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3ca" officeooo:paragraph-rsid="002003ca"/>
    </style:style>
    <style:style style:name="P2" style:family="paragraph" style:parent-style-name="Standard">
      <style:text-properties officeooo:rsid="002003ca" officeooo:paragraph-rsid="0021abd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232942" officeooo:paragraph-rsid="00232942"/>
    </style:style>
    <style:style style:name="P5" style:family="paragraph" style:parent-style-name="Standard">
      <style:paragraph-properties fo:text-align="start" style:justify-single-word="false"/>
      <style:text-properties officeooo:rsid="00232942" officeooo:paragraph-rsid="00232942"/>
    </style:style>
    <style:style style:name="P6" style:family="paragraph" style:parent-style-name="Standard">
      <style:text-properties officeooo:rsid="00232942" officeooo:paragraph-rsid="00232942"/>
    </style:style>
    <style:style style:name="P7" style:family="paragraph" style:parent-style-name="Standard">
      <style:text-properties officeooo:rsid="0024ed8a" officeooo:paragraph-rsid="0024ed8a"/>
    </style:style>
    <style:style style:name="P8" style:family="paragraph" style:parent-style-name="Standard">
      <style:text-properties officeooo:rsid="0024ed8a" officeooo:paragraph-rsid="00268141"/>
    </style:style>
    <style:style style:name="P9" style:family="paragraph" style:parent-style-name="Standard">
      <style:text-properties officeooo:paragraph-rsid="0024ed8a"/>
    </style:style>
    <style:style style:name="P10" style:family="paragraph" style:parent-style-name="Standard">
      <style:text-properties officeooo:rsid="0027b4d8" officeooo:paragraph-rsid="0027b4d8"/>
    </style:style>
    <style:style style:name="P11" style:family="paragraph" style:parent-style-name="Standard">
      <style:text-properties officeooo:rsid="00272f9e" officeooo:paragraph-rsid="0027b4d8"/>
    </style:style>
    <style:style style:name="P12" style:family="paragraph" style:parent-style-name="Standard">
      <style:text-properties officeooo:rsid="0024ed8a" officeooo:paragraph-rsid="0024ed8a"/>
    </style:style>
    <style:style style:name="P13" style:family="paragraph" style:parent-style-name="Standard">
      <style:text-properties officeooo:paragraph-rsid="0024ed8a"/>
    </style:style>
    <style:style style:name="T1" style:family="text">
      <style:text-properties officeooo:rsid="0024ed8a"/>
    </style:style>
    <style:style style:name="T2" style:family="text">
      <style:text-properties officeooo:rsid="00268141"/>
    </style:style>
    <style:style style:name="T3" style:family="text">
      <style:text-properties officeooo:rsid="00272f9e"/>
    </style:style>
    <style:style style:name="T4" style:family="text">
      <style:text-properties officeooo:rsid="0027b4d8"/>
    </style:style>
    <style:style style:name="T5" style:family="text">
      <style:text-properties officeooo:rsid="0027c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 </text:p>
      <text:p text:style-name="P4"/>
      <text:p text:style-name="P5"/>
      <text:p text:style-name="Standard"/>
      <text:p text:style-name="P3">Objectif du site</text:p>
      <text:p text:style-name="Standard">Proposer aux utilisateurs une expérience musicale, basée sur la recherche centralisée des ressources</text:p>
      <text:p text:style-name="Standard">concernant les musiciens placés dans une liste de favoris.</text:p>
      <text:p text:style-name="Standard">L’utilisateur constitue donc une liste de ses artistes favoris à partir d’une recherche par nom d’artiste</text:p>
      <text:p text:style-name="Standard">ou de nom de groupe, qui ira interroger les services de musique en ligne comme Spotify, TuneIn,</text:p>
      <text:p text:style-name="Standard">Deezer ou MusicBrainz.</text:p>
      <text:p text:style-name="Standard"/>
      <text:p text:style-name="Standard"/>
      <text:p text:style-name="P6">Dans un premier temps le site est un site vitrine, avec peu d’interactions.</text:p>
      <text:p text:style-name="Standard"/>
      <text:p text:style-name="P2">Maquette : </text:p>
      <text:p text:style-name="P1"><text:a xlink:type="simple" xlink:href="https://www.figma.com/file/xsrG3s817EznOVgGqF4GR6/Evaluation-1?node-id=0%3A1" text:style-name="Internet_20_link" text:visited-style-name="Visited_20_Internet_20_Link">https://www.figma.com/file/xsrG3s817EznOVgGqF4GR6/Evaluation-1?node-id=0%3A1</text:a></text:p>
      <text:p text:style-name="P1"/>
      <text:p text:style-name="P7"/>
      <text:p text:style-name="P7">Interactions <text:span text:style-name="T4">présentes</text:span> :</text:p>
      <text:p text:style-name="P11">- Animation au passage de la souris pour prévenir qu’un interaction est possible</text:p>
      <text:p text:style-name="P7">- Clic sur l’image de <text:span text:style-name="T2">l’</text:span> artistes qui renvoie sur sa page <text:span text:style-name="T2">de présentation et d’événements.</text:span></text:p>
      <text:p text:style-name="P9"><text:span text:style-name="T1">- </text:span><text:span text:style-name="T4">Changement de couleur des liens</text:span><text:span text:style-name="T3"> au passage de la souris pour prévenir qu’un</text:span><text:span text:style-name="T4">e</text:span><text:span text:style-name="T3"> interaction </text:span><text:span text:style-name="T4">sera</text:span><text:span text:style-name="T3"> possible.</text:span></text:p>
      <text:p text:style-name="P7"/>
      <text:p text:style-name="P9">Futures interactions :</text:p>
      <text:p text:style-name="P9">- <text:span text:style-name="T5">Historique de recherches</text:span></text:p>
      <text:p text:style-name="P10">- Liens dans le footer fonctionnels </text:p>
      <text:p text:style-name="P7">- Avoir accès aux aux playlists des artistes sur les réseaux sociaux musicaux via le site.</text:p>
      <text:p text:style-name="P8">- Menu <text:s/>« burger » pour smartphones et tablettes fonctionnel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38:53.086658821</meta:creation-date>
    <meta:generator>LibreOffice/6.4.6.2$Linux_X86_64 LibreOffice_project/40$Build-2</meta:generator>
    <dc:date>2020-12-16T15:04:14.039506535</dc:date>
    <meta:editing-duration>PT24M</meta:editing-duration>
    <meta:editing-cycles>9</meta:editing-cycles>
    <meta:document-statistic meta:table-count="0" meta:image-count="0" meta:object-count="0" meta:page-count="1" meta:paragraph-count="19" meta:word-count="168" meta:character-count="1111" meta:non-whitespace-character-count="958"/>
  </office:meta>
</office:document-meta>
</file>